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1.477cm" fo:min-width="4.859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/>
    </style:style>
    <style:style style:name="gr6" style:family="graphic" style:parent-style-name="Green_5f_line">
      <style:graphic-properties draw:stroke="none"/>
      <style:paragraph-properties style:writing-mode="lr-tb"/>
    </style:style>
    <style:style style:name="gr7" style:family="graphic" style:parent-style-name="objectwithoutfill">
      <style:graphic-properties svg:stroke-color="#158466" draw:fill="none" draw:textarea-vertical-align="middle"/>
    </style:style>
    <style:style style:name="gr8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9" style:family="graphic" style:parent-style-name="objectwithoutfill">
      <style:graphic-properties svg:stroke-color="#158466" draw:marker-end="" draw:marker-end-width="0.3cm" draw:fill="none" draw:textarea-vertical-align="middle"/>
    </style:style>
    <style:style style:name="gr10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11" style:family="graphic" style:parent-style-name="Green_5f_line">
      <style:graphic-properties draw:textarea-vertical-align="middle" fo:min-height="0.487cm" fo:min-width="5.596cm" style:writing-mode="lr-tb"/>
      <style:paragraph-properties style:writing-mode="lr-tb"/>
    </style:style>
    <style:style style:name="gr12" style:family="graphic" style:parent-style-name="Green_5f_line">
      <style:graphic-properties draw:textarea-vertical-align="middle" fo:min-height="1.68cm" fo:min-width="5.596cm" style:writing-mode="lr-tb"/>
      <style:paragraph-properties style:writing-mode="lr-tb"/>
    </style:style>
    <style:style style:name="gr13" style:family="graphic" style:parent-style-name="Green_5f_line">
      <style:graphic-properties draw:textarea-vertical-align="middle" fo:min-height="0.715cm" fo:min-width="3.716cm" style:writing-mode="lr-tb"/>
      <style:paragraph-properties style:writing-mode="lr-tb"/>
    </style:style>
    <style:style style:name="gr14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Arrowheads_20_29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Arrowheads_20_30" draw:marker-end-width="0.3cm" draw:fill="none" draw:textarea-vertical-align="middle"/>
    </style:style>
    <style:style style:name="gr17" style:family="graphic" style:parent-style-name="objectwithoutfill">
      <style:graphic-properties svg:stroke-color="#158466" draw:marker-end="Arrowheads_20_31" draw:marker-end-width="0.3cm" draw:fill="none" draw:textarea-vertical-align="middle"/>
    </style:style>
    <style:style style:name="gr18" style:family="graphic" style:parent-style-name="Green_5f_line">
      <style:graphic-properties draw:textarea-vertical-align="middle" fo:min-height="0.425cm" fo:min-width="0.175cm"/>
      <style:paragraph-properties style:writing-mode="lr-tb"/>
    </style:style>
    <style:style style:name="gr19" style:family="graphic" style:parent-style-name="objectwithoutfill">
      <style:graphic-properties svg:stroke-color="#158466" draw:marker-end="" draw:marker-end-width="0.3cm" draw:fill="none" draw:fill-color="#ffffff" draw:textarea-vertical-align="middle"/>
    </style:style>
    <style:style style:name="gr20" style:family="graphic" style:parent-style-name="objectwithoutfill">
      <style:graphic-properties svg:stroke-color="#158466" draw:fill="none" draw:fill-color="#ffffff" draw:textarea-vertical-align="middle"/>
    </style:style>
    <style:style style:name="gr21" style:family="graphic" style:parent-style-name="objectwithoutfill">
      <style:graphic-properties svg:stroke-color="#158466" draw:marker-end="Arrowheads_20_51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158466" draw:marker-end="Arrowheads_20_55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158466" draw:marker-end="Arrowheads_20_35" draw:marker-end-width="0.3cm" draw:fill="none" draw:fill-color="#ffffff" draw:textarea-vertical-align="middle"/>
    </style:style>
    <style:style style:name="gr24" style:family="graphic" style:parent-style-name="objectwithoutfill">
      <style:graphic-properties svg:stroke-color="#158466" draw:marker-end="Arrowheads_20_36" draw:marker-end-width="0.3cm" draw:fill="none" draw:fill-color="#ffffff" draw:textarea-vertical-align="middle"/>
    </style:style>
    <style:style style:name="gr25" style:family="graphic" style:parent-style-name="Green_5f_line">
      <style:graphic-properties draw:textarea-vertical-align="middle" fo:min-height="1.274cm" fo:min-width="5.291cm" style:writing-mode="lr-tb"/>
      <style:paragraph-properties style:writing-mode="lr-tb"/>
    </style:style>
    <style:style style:name="gr26" style:family="graphic" style:parent-style-name="objectwithoutfill">
      <style:graphic-properties svg:stroke-color="#158466" draw:marker-end="Arrowheads_20_38" draw:marker-end-width="0.3cm" draw:fill="none" draw:fill-color="#ffffff" draw:textarea-vertical-align="middle"/>
    </style:style>
    <style:style style:name="gr27" style:family="graphic" style:parent-style-name="objectwithoutfill">
      <style:graphic-properties svg:stroke-color="#158466" draw:marker-end="Arrowheads_20_39" draw:marker-end-width="0.3cm" draw:fill="none" draw:fill-color="#ffffff" draw:textarea-vertical-align="middle"/>
    </style:style>
    <style:style style:name="gr28" style:family="graphic" style:parent-style-name="objectwithoutfill">
      <style:graphic-properties svg:stroke-color="#158466" draw:marker-end="Arrowheads_20_40" draw:marker-end-width="0.3cm" draw:fill="none" draw:fill-color="#ffffff" draw:textarea-vertical-align="middle"/>
    </style:style>
    <style:style style:name="gr29" style:family="graphic" style:parent-style-name="objectwithoutfill">
      <style:graphic-properties svg:stroke-color="#158466" draw:marker-end="Arrowheads_20_41" draw:marker-end-width="0.3cm" draw:fill="none" draw:fill-color="#ffffff" draw:textarea-vertical-align="middle"/>
    </style:style>
    <style:style style:name="gr30" style:family="graphic" style:parent-style-name="objectwithoutfill">
      <style:graphic-properties svg:stroke-color="#158466" draw:marker-end="Arrowheads_20_42" draw:marker-end-width="0.3cm" draw:fill="none" draw:fill-color="#ffffff" draw:textarea-vertical-align="middle"/>
    </style:style>
    <style:style style:name="gr31" style:family="graphic" style:parent-style-name="Green_5f_line">
      <style:graphic-properties draw:textarea-vertical-align="middle" fo:min-height="0.461cm" fo:min-width="4.428cm" style:writing-mode="lr-tb"/>
      <style:paragraph-properties style:writing-mode="lr-tb"/>
    </style:style>
    <style:style style:name="gr32" style:family="graphic" style:parent-style-name="objectwithoutfill">
      <style:graphic-properties svg:stroke-color="#158466" draw:marker-end="Arrowheads_20_45" draw:marker-end-width="0.3cm" draw:fill="none" draw:fill-color="#ffffff" draw:textarea-vertical-align="middle"/>
    </style:style>
    <style:style style:name="gr33" style:family="graphic" style:parent-style-name="objectwithoutfill">
      <style:graphic-properties svg:stroke-color="#158466" draw:marker-end="Arrowheads_20_46" draw:marker-end-width="0.3cm" draw:fill="none" draw:fill-color="#ffffff" draw:textarea-vertical-align="middle"/>
    </style:style>
    <style:style style:name="gr34" style:family="graphic" style:parent-style-name="objectwithoutfill">
      <style:graphic-properties svg:stroke-color="#158466" draw:marker-end="Arrowheads_20_47" draw:marker-end-width="0.3cm" draw:fill="none" draw:fill-color="#ffffff" draw:textarea-vertical-align="middle"/>
    </style:style>
    <style:style style:name="gr35" style:family="graphic" style:parent-style-name="objectwithoutfill">
      <style:graphic-properties svg:stroke-color="#158466" draw:marker-end="Arrowheads_20_48" draw:marker-end-width="0.3cm" draw:fill="none" draw:fill-color="#ffffff" draw:textarea-vertical-align="middle"/>
    </style:style>
    <style:style style:name="gr36" style:family="graphic" style:parent-style-name="Green_5f_line">
      <style:graphic-properties draw:textarea-vertical-align="middle" fo:min-height="0.683cm" fo:min-width="2.04cm" style:writing-mode="lr-tb"/>
      <style:paragraph-properties style:writing-mode="lr-tb"/>
    </style:style>
    <style:style style:name="gr37" style:family="graphic" style:parent-style-name="objectwithoutfill">
      <style:graphic-properties svg:stroke-color="#158466" draw:marker-end="Arrowheads_20_53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158466" draw:marker-end="Arrowheads_20_54" draw:marker-end-width="0.3cm" draw:fill="none" draw:fill-color="#ffffff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048cm" svg:height="1.27cm" svg:x="2.778cm" svg:y="1.31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4" draw:id="id24" draw:layer="layout" svg:width="3.048cm" svg:height="1.27cm" svg:x="2.778cm" svg:y="21.637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7" draw:id="id7" draw:layer="layout" svg:width="5.359cm" svg:height="1.727cm" svg:x="1.623cm" svg:y="8.162cm">
          <text:p text:style-name="P2">set isArgument=false</text:p>
          <text:p text:style-name="P2">set /a arrLength=0</text:p>
          <text:p text:style-name="P2">set line=%1</text:p>
          <text:p text:style-name="P2">set arr[]=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3.422cm" svg:height="1.346cm" svg:x="2.591cm" svg:y="2.939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" draw:id="id1" draw:layer="layout" svg:width="4.216cm" svg:height="1.865cm" svg:x="2.194cm" svg:y="11.51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layer="layout" svg:x1="6.41cm" svg:y1="12.45cm" svg:x2="12.112cm" svg:y2="14.017cm" draw:start-shape="id1" draw:start-glue-point="7" draw:end-shape="id2" draw:end-glue-point="4" svg:d="M6410 12450h5702v1567" svg:viewBox="0 0 5703 1568">
          <text:p/>
        </draw:connector>
        <draw:frame draw:style-name="gr6" draw:layer="layout" svg:width="1.269cm" svg:height="0.317cm" svg:x="10.842cm" svg:y="20.685cm">
          <draw:text-box>
            <text:p>нет</text:p>
          </draw:text-box>
        </draw:frame>
        <draw:frame draw:style-name="gr6" draw:layer="layout" svg:width="0.953cm" svg:height="0.317cm" svg:x="3.222cm" svg:y="13.382cm">
          <draw:text-box draw:corner-radius="11.748cm">
            <text:p>да</text:p>
          </draw:text-box>
        </draw:frame>
        <draw:connector draw:style-name="gr7" draw:text-style-name="P4" draw:layer="layout" draw:type="line" svg:x1="4.302cm" svg:y1="2.587cm" svg:x2="4.302cm" svg:y2="2.939cm" draw:start-shape="id3" draw:start-glue-point="6" draw:end-shape="id4" draw:end-glue-point="5" svg:d="M4302 2587v352" svg:viewBox="0 0 1 353">
          <text:p/>
        </draw:connector>
        <draw:custom-shape draw:style-name="gr8" draw:text-style-name="P1" xml:id="id5" draw:id="id5" draw:layer="layout" svg:width="4.216cm" svg:height="1.865cm" svg:x="2.194cm" svg:y="4.809cm">
          <text:p>not exist help.tx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4.302cm" svg:y1="4.285cm" svg:x2="4.302cm" svg:y2="4.809cm" draw:start-shape="id4" draw:start-glue-point="8" draw:end-shape="id5" draw:end-glue-point="4" svg:d="M4302 4285v524" svg:viewBox="0 0 1 525">
          <text:p/>
        </draw:connector>
        <draw:custom-shape draw:style-name="gr10" draw:text-style-name="P1" xml:id="id6" draw:id="id6" draw:layer="layout" svg:width="4.216cm" svg:height="0.711cm" svg:x="2.194cm" svg:y="7.032cm">
          <text:p><text:span text:style-name="T1">help &gt; help.t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4.302cm" svg:y1="6.674cm" svg:x2="4.302cm" svg:y2="7.032cm" draw:start-shape="id5" draw:start-glue-point="6" draw:end-shape="id6" draw:end-glue-point="4" svg:d="M4302 6674v358" svg:viewBox="0 0 1 359">
          <text:p/>
        </draw:connector>
        <draw:connector draw:style-name="gr7" draw:text-style-name="P4" draw:layer="layout" draw:type="line" svg:x1="4.302cm" svg:y1="7.743cm" svg:x2="4.303cm" svg:y2="8.162cm" draw:start-shape="id6" draw:start-glue-point="6" draw:end-shape="id7" draw:end-glue-point="4" svg:d="M4302 7743l1 419" svg:viewBox="0 0 2 420">
          <text:p/>
        </draw:connector>
        <draw:custom-shape draw:style-name="gr10" draw:text-style-name="P1" xml:id="id8" draw:id="id8" draw:layer="layout" svg:width="4.216cm" svg:height="0.711cm" svg:x="2.194cm" svg:y="10.236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4.303cm" svg:y1="9.889cm" svg:x2="4.302cm" svg:y2="10.236cm" draw:start-shape="id7" draw:start-glue-point="6" draw:end-shape="id8" draw:end-glue-point="4" svg:d="M4303 9889l-1 347" svg:viewBox="0 0 2 348">
          <text:p/>
        </draw:connector>
        <draw:connector draw:style-name="gr7" draw:text-style-name="P4" xml:id="id19" draw:id="id19" draw:layer="layout" draw:type="line" svg:x1="4.302cm" svg:y1="10.947cm" svg:x2="4.302cm" svg:y2="11.517cm" draw:start-shape="id8" draw:start-glue-point="6" draw:end-shape="id1" draw:end-glue-point="4" svg:d="M4302 10947v570" svg:viewBox="0 0 1 571">
          <text:p/>
        </draw:connector>
        <draw:custom-shape draw:style-name="gr11" draw:text-style-name="P1" xml:id="id21" draw:id="id21" draw:layer="layout" svg:width="6.096cm" svg:height="0.737cm" svg:x="1.254cm" svg:y="15.655cm">
          <text:p><text:span text:style-name="T1">setlocal enabledelayedexpans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22" draw:id="id22" draw:layer="layout" svg:width="6.096cm" svg:height="1.93cm" svg:x="1.254cm" svg:y="17.167cm">
          <text:p text:style-name="P2"><text:span text:style-name="T1">for /l %%n in (0,1,%arrLength%) do ( </text:span></text:p>
          <text:p text:style-name="P2"><text:span text:style-name="T1"><text:s text:c="2"/></text:span><text:span text:style-name="T1">timeout /t 3 /nobreak</text:span></text:p>
          <text:p text:style-name="P2"><text:span text:style-name="T1"><text:s text:c="2"/></text:span><text:span text:style-name="T1">!arr[%%n]!</text:span></text:p>
          <text:p text:style-name="P2"><text:span text:style-name="T1">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" xml:id="id2" draw:id="id2" draw:layer="layout" svg:width="4.216cm" svg:height="0.965cm" svg:x="10.004cm" svg:y="14.017cm">
          <text:p><text:span text:style-name="T1">set ifExe=.ext</text:span></text:p>
          <text:p><text:span text:style-name="T1">set ext=%~x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9" draw:id="id9" draw:layer="layout" svg:width="4.216cm" svg:height="1.865cm" svg:x="10.004cm" svg:y="15.327cm">
          <text:p>defined ex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2.112cm" svg:y1="14.982cm" svg:x2="12.112cm" svg:y2="15.327cm" draw:start-shape="id2" draw:start-glue-point="6" draw:end-shape="id9" draw:end-glue-point="4" svg:d="M12112 14982v345" svg:viewBox="0 0 1 346">
          <text:p/>
        </draw:connector>
        <draw:custom-shape draw:style-name="gr8" draw:text-style-name="P1" xml:id="id11" draw:id="id11" draw:layer="layout" svg:width="4.216cm" svg:height="1.865cm" svg:x="10.004cm" svg:y="18.82cm">
          <text:p>%ifExe% == .ex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0" draw:id="id10" draw:layer="layout" svg:width="4.216cm" svg:height="0.711cm" svg:x="10.004cm" svg:y="17.51cm">
          <text:p><text:span text:style-name="T1">set ifExe=%ext%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12.112cm" svg:y1="17.192cm" svg:x2="12.112cm" svg:y2="17.51cm" draw:start-shape="id9" draw:start-glue-point="6" draw:end-shape="id10" draw:end-glue-point="4" svg:d="M12112 17192v318" svg:viewBox="0 0 1 319">
          <text:p/>
        </draw:connector>
        <draw:connector draw:style-name="gr7" draw:text-style-name="P4" draw:layer="layout" draw:type="line" svg:x1="12.112cm" svg:y1="18.221cm" svg:x2="12.112cm" svg:y2="18.82cm" draw:start-shape="id10" draw:start-glue-point="6" draw:end-shape="id11" draw:end-glue-point="4" svg:d="M12112 18221v599" svg:viewBox="0 0 1 600">
          <text:p/>
        </draw:connector>
        <draw:custom-shape draw:style-name="gr8" draw:text-style-name="P1" xml:id="id12" draw:id="id12" draw:layer="layout" svg:width="4.216cm" svg:height="1.865cm" svg:x="10.004cm" svg:y="21.32cm">
          <text:p>defined ex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draw:type="line" svg:x1="12.112cm" svg:y1="20.685cm" svg:x2="12.112cm" svg:y2="21.32cm" draw:start-shape="id11" draw:start-glue-point="6" draw:end-shape="id12" draw:end-glue-point="4" svg:d="M12112 20685v635" svg:viewBox="0 0 1 636">
          <text:p/>
        </draw:connector>
        <draw:connector draw:style-name="gr15" draw:text-style-name="P4" draw:layer="layout" svg:x1="10.004cm" svg:y1="22.253cm" svg:x2="8.654cm" svg:y2="24.941cm" draw:start-shape="id12" draw:start-glue-point="5" draw:end-shape="id13" draw:end-glue-point="4" svg:d="M10004 22253h-1350v2688" svg:viewBox="0 0 1351 2689">
          <text:p/>
        </draw:connector>
        <draw:connector draw:style-name="gr16" draw:text-style-name="P4" draw:layer="layout" svg:x1="14.22cm" svg:y1="19.753cm" svg:x2="15.37cm" svg:y2="24.966cm" draw:start-shape="id11" draw:start-glue-point="7" draw:end-shape="id14" draw:end-glue-point="4" svg:d="M14220 19753h1150v5213" svg:viewBox="0 0 1151 5214">
          <text:p/>
        </draw:connector>
        <draw:custom-shape draw:style-name="gr10" draw:text-style-name="P1" xml:id="id15" draw:id="id15" draw:layer="layout" svg:width="4.216cm" svg:height="0.711cm" svg:x="10.004cm" svg:y="23.784cm">
          <text:p><text:span text:style-name="T1">set atr=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draw:type="line" svg:x1="12.112cm" svg:y1="23.185cm" svg:x2="12.112cm" svg:y2="23.784cm" draw:start-shape="id12" draw:start-glue-point="6" draw:end-shape="id15" draw:end-glue-point="4" svg:d="M12112 23185v599" svg:viewBox="0 0 1 600">
          <text:p/>
        </draw:connector>
        <draw:custom-shape draw:style-name="gr18" xml:id="id13" draw:id="id13" draw:layer="layout" svg:width="0.953cm" svg:height="0.953cm" svg:x="8.177cm" svg:y="24.941cm">
          <text:p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5" draw:layer="layout" draw:type="line" svg:x1="12.112cm" svg:y1="24.495cm" svg:x2="12.113cm" svg:y2="24.966cm" draw:start-shape="id15" draw:start-glue-point="6" draw:end-shape="id16" draw:end-glue-point="4" svg:d="M12112 24495l1 471" svg:viewBox="0 0 2 472">
          <text:p/>
        </draw:connector>
        <draw:custom-shape draw:style-name="gr18" xml:id="id14" draw:id="id14" draw:layer="layout" svg:width="0.953cm" svg:height="0.953cm" svg:x="14.893cm" svg:y="24.966cm">
          <text:p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xml:id="id16" draw:id="id16" draw:layer="layout" svg:width="0.953cm" svg:height="0.953cm" svg:x="11.636cm" svg:y="24.966cm">
          <text:p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xml:id="id17" draw:id="id17" draw:layer="layout" svg:width="0.953cm" svg:height="0.953cm" svg:x="17.827cm" svg:y="24.965cm">
          <text:p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5" draw:layer="layout" draw:type="line" svg:x1="18.304cm" svg:y1="24.965cm" svg:x2="18.257cm" svg:y2="11.214cm" draw:start-shape="id17" draw:start-glue-point="4" draw:end-shape="id18" draw:end-glue-point="2" svg:d="M18304 24965l-47-13751" svg:viewBox="0 0 48 13752">
          <text:p/>
        </draw:connector>
        <draw:connector draw:style-name="gr21" draw:text-style-name="P5" xml:id="id18" draw:id="id18" draw:layer="layout" draw:type="line" svg:x1="18.257cm" svg:y1="11.214cm" svg:x2="4.302cm" svg:y2="11.232cm" draw:end-shape="id19" draw:end-glue-point="0" svg:d="M18257 11214l-13955 18" svg:viewBox="0 0 13956 19">
          <text:p/>
        </draw:connector>
        <draw:frame draw:style-name="gr6" draw:layer="layout" svg:width="0.953cm" svg:height="0.317cm" svg:x="3.222cm" svg:y="6.398cm">
          <draw:text-box draw:corner-radius="11.748cm">
            <text:p>да</text:p>
          </draw:text-box>
        </draw:frame>
        <draw:frame draw:style-name="gr6" draw:layer="layout" svg:width="0.953cm" svg:height="0.317cm" svg:x="14.334cm" svg:y="19.098cm">
          <draw:text-box draw:corner-radius="11.748cm">
            <text:p>да</text:p>
          </draw:text-box>
        </draw:frame>
        <draw:frame draw:style-name="gr6" draw:layer="layout" svg:width="0.953cm" svg:height="0.317cm" svg:x="10.842cm" svg:y="16.875cm">
          <draw:text-box draw:corner-radius="11.748cm">
            <text:p>да</text:p>
          </draw:text-box>
        </draw:frame>
        <draw:frame draw:style-name="gr6" draw:layer="layout" svg:width="0.953cm" svg:height="0.317cm" svg:x="8.937cm" svg:y="21.637cm">
          <draw:text-box draw:corner-radius="11.748cm">
            <text:p>да</text:p>
          </draw:text-box>
        </draw:frame>
        <draw:frame draw:style-name="gr6" draw:layer="layout" svg:width="1.269cm" svg:height="0.317cm" svg:x="6.715cm" svg:y="11.795cm">
          <draw:text-box>
            <text:p>нет</text:p>
          </draw:text-box>
        </draw:frame>
        <draw:frame draw:style-name="gr6" draw:layer="layout" svg:width="1.269cm" svg:height="0.317cm" svg:x="10.842cm" svg:y="23.225cm">
          <draw:text-box>
            <text:p>нет</text:p>
          </draw:text-box>
        </draw:frame>
        <draw:custom-shape draw:style-name="gr11" draw:text-style-name="P1" xml:id="id20" draw:id="id20" draw:layer="layout" svg:width="6.096cm" svg:height="0.737cm" svg:x="1.254cm" svg:y="14.233cm">
          <text:p><text:span text:style-name="T1">set arr[%arrLength%]=%line%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xml:id="id23" draw:id="id23" draw:layer="layout" svg:width="6.096cm" svg:height="0.737cm" svg:x="1.254cm" svg:y="19.948cm">
          <text:p><text:span text:style-name="T1">endloc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2" draw:text-style-name="P5" draw:layer="layout" draw:type="line" svg:x1="4.302cm" svg:y1="13.382cm" svg:x2="4.302cm" svg:y2="14.233cm" draw:start-shape="id1" draw:start-glue-point="6" draw:end-shape="id20" draw:end-glue-point="4" svg:d="M4302 13382v851" svg:viewBox="0 0 1 852">
          <text:p/>
        </draw:connector>
        <draw:connector draw:style-name="gr20" draw:text-style-name="P5" draw:layer="layout" draw:type="line" svg:x1="4.302cm" svg:y1="14.97cm" svg:x2="4.302cm" svg:y2="15.655cm" draw:start-shape="id20" draw:start-glue-point="6" draw:end-shape="id21" draw:end-glue-point="4" svg:d="M4302 14970v685" svg:viewBox="0 0 1 686">
          <text:p/>
        </draw:connector>
        <draw:connector draw:style-name="gr20" draw:text-style-name="P5" draw:layer="layout" draw:type="line" svg:x1="4.302cm" svg:y1="16.392cm" svg:x2="4.302cm" svg:y2="17.167cm" draw:start-shape="id21" draw:start-glue-point="6" draw:end-shape="id22" draw:end-glue-point="4" svg:d="M4302 16392v775" svg:viewBox="0 0 1 776">
          <text:p/>
        </draw:connector>
        <draw:connector draw:style-name="gr20" draw:text-style-name="P5" draw:layer="layout" draw:type="line" svg:x1="4.302cm" svg:y1="19.097cm" svg:x2="4.302cm" svg:y2="19.948cm" draw:start-shape="id22" draw:start-glue-point="6" draw:end-shape="id23" draw:end-glue-point="4" svg:d="M4302 19097v851" svg:viewBox="0 0 1 852">
          <text:p/>
        </draw:connector>
        <draw:connector draw:style-name="gr20" draw:text-style-name="P5" draw:layer="layout" draw:type="line" svg:x1="4.302cm" svg:y1="20.685cm" svg:x2="4.302cm" svg:y2="21.637cm" draw:start-shape="id23" draw:start-glue-point="6" draw:end-shape="id24" draw:end-glue-point="4" svg:d="M4302 20685v952" svg:viewBox="0 0 1 953">
          <text:p/>
        </draw:connector>
      </draw:page>
      <draw:page draw:name="page2" draw:style-name="dp1" draw:master-page-name="Default">
        <draw:custom-shape draw:style-name="gr10" draw:text-style-name="P1" xml:id="id28" draw:id="id28" draw:layer="layout" svg:width="4.216cm" svg:height="0.711cm" svg:x="13.471cm" svg:y="17.136cm">
          <text:p><text:span text:style-name="T1">set isArgument=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26" draw:id="id26" draw:layer="layout" svg:width="4.216cm" svg:height="0.711cm" svg:x="6.715cm" svg:y="17.136cm">
          <text:p><text:span text:style-name="T1">set isArgument=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xml:id="id25" draw:id="id25" draw:layer="layout" svg:width="0.953cm" svg:height="0.953cm" svg:x="8.347cm" svg:y="1.305cm">
          <text:p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xml:id="id27" draw:id="id27" draw:layer="layout" svg:width="0.953cm" svg:height="0.953cm" svg:x="15.103cm" svg:y="1.33cm">
          <text:p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xml:id="id44" draw:id="id44" draw:layer="layout" svg:width="0.953cm" svg:height="0.953cm" svg:x="11.727cm" svg:y="1.33cm">
          <text:p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5" draw:layer="layout" draw:type="line" svg:x1="8.824cm" svg:y1="2.258cm" svg:x2="8.823cm" svg:y2="17.136cm" draw:start-shape="id25" draw:start-glue-point="8" draw:end-shape="id26" draw:end-glue-point="4" svg:d="M8824 2258l-1 14878" svg:viewBox="0 0 2 14879">
          <text:p/>
        </draw:connector>
        <draw:connector draw:style-name="gr24" draw:text-style-name="P5" draw:layer="layout" draw:type="line" svg:x1="15.58cm" svg:y1="2.283cm" svg:x2="15.579cm" svg:y2="17.136cm" draw:start-shape="id27" draw:start-glue-point="8" draw:end-shape="id28" draw:end-glue-point="4" svg:d="M15580 2283l-1 14853" svg:viewBox="0 0 2 14854">
          <text:p/>
        </draw:connector>
        <draw:custom-shape draw:style-name="gr10" draw:text-style-name="P1" xml:id="id29" draw:id="id29" draw:layer="layout" svg:width="4.216cm" svg:height="0.711cm" svg:x="10.095cm" svg:y="6.417cm">
          <text:p><text:span text:style-name="T1">where /q 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30" draw:id="id30" draw:layer="layout" svg:width="4.216cm" svg:height="1.865cm" svg:x="10.095cm" svg:y="8.005cm">
          <text:p>%errorlevel% == 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31" draw:id="id31" draw:layer="layout" svg:width="4.216cm" svg:height="0.711cm" svg:x="10.095cm" svg:y="10.545cm">
          <text:p><text:span text:style-name="T1">set str=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3" xml:id="id32" draw:id="id32" draw:layer="layout" svg:width="5.791cm" svg:height="1.524cm" svg:x="9.308cm" svg:y="12.132cm">
          <text:p text:style-name="P2">for /f usebackq %%f</text:p>
          <text:p text:style-name="P2">in (`findstr /b /i /c:"%1 <text:s/>" help.txt`)</text:p>
          <text:p text:style-name="P2">do (set str=%%f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33" draw:id="id33" draw:layer="layout" svg:width="4.216cm" svg:height="1.865cm" svg:x="10.095cm" svg:y="14.395cm">
          <text:p>defined s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5" draw:layer="layout" draw:type="line" svg:x1="12.203cm" svg:y1="7.128cm" svg:x2="12.203cm" svg:y2="8.005cm" draw:start-shape="id29" draw:start-glue-point="6" draw:end-shape="id30" draw:end-glue-point="4" svg:d="M12203 7128v877" svg:viewBox="0 0 1 878">
          <text:p/>
        </draw:connector>
        <draw:connector draw:style-name="gr20" draw:text-style-name="P5" draw:layer="layout" draw:type="line" svg:x1="12.203cm" svg:y1="11.256cm" svg:x2="12.204cm" svg:y2="12.132cm" draw:start-shape="id31" draw:start-glue-point="6" draw:end-shape="id32" draw:end-glue-point="4" svg:d="M12203 11256l1 876" svg:viewBox="0 0 2 877">
          <text:p/>
        </draw:connector>
        <draw:connector draw:style-name="gr20" draw:text-style-name="P5" draw:layer="layout" draw:type="line" svg:x1="12.204cm" svg:y1="13.656cm" svg:x2="12.203cm" svg:y2="14.395cm" draw:start-shape="id32" draw:start-glue-point="6" draw:end-shape="id33" draw:end-glue-point="4" svg:d="M12204 13656l-1 739" svg:viewBox="0 0 2 740">
          <text:p/>
        </draw:connector>
        <draw:connector draw:style-name="gr26" draw:text-style-name="P5" draw:layer="layout" draw:type="line" svg:x1="12.203cm" svg:y1="9.87cm" svg:x2="12.203cm" svg:y2="10.545cm" draw:start-shape="id30" draw:start-glue-point="6" draw:end-shape="id31" draw:end-glue-point="4" svg:d="M12203 9870v675" svg:viewBox="0 0 1 676">
          <text:p/>
        </draw:connector>
        <draw:connector draw:style-name="gr27" draw:text-style-name="P5" draw:layer="layout" draw:type="line" svg:x1="14.311cm" svg:y1="8.938cm" svg:x2="15.594cm" svg:y2="8.943cm" draw:start-shape="id30" draw:start-glue-point="7" svg:d="M14311 8938l1283 5" svg:viewBox="0 0 1284 6">
          <text:p/>
        </draw:connector>
        <draw:connector draw:style-name="gr28" draw:text-style-name="P5" draw:layer="layout" draw:type="line" svg:x1="14.311cm" svg:y1="15.328cm" svg:x2="15.6cm" svg:y2="15.325cm" draw:start-shape="id34" draw:start-glue-point="7" svg:d="M14311 15328l1289-3" svg:viewBox="0 0 1290 4">
          <text:p/>
        </draw:connector>
        <draw:connector draw:style-name="gr29" draw:text-style-name="P5" draw:layer="layout" draw:type="line" svg:x1="10.095cm" svg:y1="15.328cm" svg:x2="8.827cm" svg:y2="15.325cm" draw:start-shape="id34" draw:start-glue-point="5" svg:d="M10095 15328l-1268-3" svg:viewBox="0 0 1269 4">
          <text:p/>
        </draw:connector>
        <draw:custom-shape draw:style-name="gr8" draw:text-style-name="P1" xml:id="id35" draw:id="id35" draw:layer="layout" svg:width="4.216cm" svg:height="1.865cm" svg:x="6.715cm" svg:y="19.156cm">
          <text:p>%isArgument% == tru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4.216cm" svg:height="1.865cm" svg:x="10.095cm" svg:y="14.395cm">
          <text:p>defined s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4" draw:id="id34" draw:layer="layout" svg:width="4.216cm" svg:height="1.865cm" svg:x="10.095cm" svg:y="14.395cm">
          <text:p>defined s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5" xml:id="id36" draw:id="id36" draw:layer="layout" draw:type="line" svg:x1="8.823cm" svg:y1="17.847cm" svg:x2="8.823cm" svg:y2="19.156cm" draw:start-shape="id26" draw:start-glue-point="6" draw:end-shape="id35" draw:end-glue-point="4" svg:d="M8823 17847v1309" svg:viewBox="0 0 1 1310">
          <text:p/>
        </draw:connector>
        <draw:connector draw:style-name="gr30" draw:text-style-name="P5" draw:layer="layout" svg:x1="15.579cm" svg:y1="17.847cm" svg:x2="8.823cm" svg:y2="18.501cm" draw:start-shape="id28" draw:start-glue-point="6" draw:end-shape="id36" draw:end-glue-point="0" svg:d="M15579 17847v654h-6756" svg:viewBox="0 0 6757 655">
          <text:p/>
        </draw:connector>
        <draw:custom-shape draw:style-name="gr10" draw:text-style-name="P1" xml:id="id37" draw:id="id37" draw:layer="layout" svg:width="4.216cm" svg:height="0.711cm" svg:x="2.905cm" svg:y="21.34cm">
          <text:p><text:span text:style-name="T1">set line=%line% 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38" draw:id="id38" draw:layer="layout" svg:width="4.216cm" svg:height="0.711cm" svg:x="2.905cm" svg:y="22.927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5" draw:layer="layout" draw:type="line" svg:x1="5.013cm" svg:y1="22.051cm" svg:x2="5.013cm" svg:y2="22.927cm" draw:start-shape="id37" draw:start-glue-point="6" draw:end-shape="id38" draw:end-glue-point="4" svg:d="M5013 22051v876" svg:viewBox="0 0 1 877">
          <text:p/>
        </draw:connector>
        <draw:custom-shape draw:style-name="gr31" draw:text-style-name="P1" xml:id="id39" draw:id="id39" draw:layer="layout" svg:width="4.928cm" svg:height="0.711cm" svg:x="10.677cm" svg:y="21.34cm">
          <text:p><text:span text:style-name="T1">set arr[%arrLength%]=%line%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" xml:id="id40" draw:id="id40" draw:layer="layout" svg:width="4.928cm" svg:height="0.711cm" svg:x="10.677cm" svg:y="22.927cm">
          <text:p><text:span text:style-name="T1">set /a arrLength+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" xml:id="id41" draw:id="id41" draw:layer="layout" svg:width="4.928cm" svg:height="0.711cm" svg:x="10.677cm" svg:y="24.591cm">
          <text:p><text:span text:style-name="T1">set line=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" xml:id="id42" draw:id="id42" draw:layer="layout" svg:width="4.928cm" svg:height="0.711cm" svg:x="10.677cm" svg:y="26.178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5" draw:layer="layout" svg:x1="6.715cm" svg:y1="20.089cm" svg:x2="5.013cm" svg:y2="21.34cm" draw:start-shape="id35" draw:start-glue-point="5" draw:end-shape="id37" draw:end-glue-point="4" svg:d="M6715 20089h-1702v1251" svg:viewBox="0 0 1703 1252">
          <text:p/>
        </draw:connector>
        <draw:connector draw:style-name="gr33" draw:text-style-name="P5" draw:layer="layout" svg:x1="10.931cm" svg:y1="20.089cm" svg:x2="13.141cm" svg:y2="21.34cm" draw:start-shape="id35" draw:start-glue-point="7" draw:end-shape="id39" draw:end-glue-point="4" svg:d="M10931 20089h2210v1251" svg:viewBox="0 0 2211 1252">
          <text:p/>
        </draw:connector>
        <draw:connector draw:style-name="gr20" draw:text-style-name="P5" draw:layer="layout" draw:type="line" svg:x1="13.141cm" svg:y1="22.051cm" svg:x2="13.141cm" svg:y2="22.927cm" draw:start-shape="id39" draw:start-glue-point="6" draw:end-shape="id40" draw:end-glue-point="4" svg:d="M13141 22051v876" svg:viewBox="0 0 1 877">
          <text:p/>
        </draw:connector>
        <draw:connector draw:style-name="gr20" draw:text-style-name="P5" draw:layer="layout" draw:type="line" svg:x1="13.141cm" svg:y1="23.638cm" svg:x2="13.141cm" svg:y2="24.591cm" draw:start-shape="id40" draw:start-glue-point="6" draw:end-shape="id41" draw:end-glue-point="4" svg:d="M13141 23638v953" svg:viewBox="0 0 1 954">
          <text:p/>
        </draw:connector>
        <draw:connector draw:style-name="gr20" draw:text-style-name="P5" draw:layer="layout" draw:type="line" svg:x1="13.141cm" svg:y1="25.302cm" svg:x2="13.141cm" svg:y2="26.178cm" draw:start-shape="id41" draw:start-glue-point="6" draw:end-shape="id42" draw:end-glue-point="4" svg:d="M13141 25302v876" svg:viewBox="0 0 1 877">
          <text:p/>
        </draw:connector>
        <draw:custom-shape draw:style-name="gr18" xml:id="id43" draw:id="id43" draw:layer="layout" svg:width="0.953cm" svg:height="0.953cm" svg:x="17.814cm" svg:y="1.313cm">
          <text:p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4" draw:text-style-name="P5" draw:layer="layout" draw:line-skew="4.186cm" svg:x1="5.013cm" svg:y1="23.638cm" svg:x2="18.291cm" svg:y2="2.266cm" draw:start-shape="id38" draw:start-glue-point="6" draw:end-shape="id43" draw:end-glue-point="8" svg:d="M5013 23638v4687h13278v-26059" svg:viewBox="0 0 13279 26060">
          <text:p/>
        </draw:connector>
        <draw:connector draw:style-name="gr35" draw:text-style-name="P5" draw:layer="layout" draw:type="line" svg:x1="13.141cm" svg:y1="26.889cm" svg:x2="13.144cm" svg:y2="28.305cm" draw:start-shape="id42" draw:start-glue-point="6" svg:d="M13141 26889l3 1416" svg:viewBox="0 0 4 1417">
          <text:p/>
        </draw:connector>
        <draw:frame draw:style-name="gr6" draw:layer="layout" svg:width="1.269cm" svg:height="0.317cm" svg:x="10.843cm" svg:y="9.573cm">
          <draw:text-box>
            <text:p>нет</text:p>
          </draw:text-box>
        </draw:frame>
        <draw:frame draw:style-name="gr6" draw:layer="layout" svg:width="0.953cm" svg:height="0.317cm" svg:x="14.334cm" svg:y="8.303cm">
          <draw:text-box draw:corner-radius="11.748cm">
            <text:p>да</text:p>
          </draw:text-box>
        </draw:frame>
        <draw:frame draw:style-name="gr6" draw:layer="layout" svg:width="0.953cm" svg:height="0.317cm" svg:x="5.762cm" svg:y="19.435cm">
          <draw:text-box draw:corner-radius="11.748cm">
            <text:p>да</text:p>
          </draw:text-box>
        </draw:frame>
        <draw:frame draw:style-name="gr6" draw:layer="layout" svg:width="0.953cm" svg:height="0.317cm" svg:x="14.334cm" svg:y="14.653cm">
          <draw:text-box draw:corner-radius="11.748cm">
            <text:p>да</text:p>
          </draw:text-box>
        </draw:frame>
        <draw:frame draw:style-name="gr6" draw:layer="layout" svg:width="1.269cm" svg:height="0.317cm" svg:x="10.843cm" svg:y="19.435cm">
          <draw:text-box>
            <text:p>нет</text:p>
          </draw:text-box>
        </draw:frame>
        <draw:frame draw:style-name="gr6" draw:layer="layout" svg:width="1.269cm" svg:height="0.317cm" svg:x="9.255cm" svg:y="14.653cm">
          <draw:text-box>
            <text:p>нет</text:p>
          </draw:text-box>
        </draw:frame>
        <draw:custom-shape draw:style-name="gr36" draw:text-style-name="P1" xml:id="id45" draw:id="id45" draw:layer="layout" svg:width="5.08cm" svg:height="1.865cm" svg:x="9.663cm" svg:y="3.222cm">
          <text:p>not x%atr:/=%==x%atr%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0.953cm" svg:height="0.317cm" svg:x="8.937cm" svg:y="3.54cm">
          <draw:text-box draw:corner-radius="11.748cm">
            <text:p>да</text:p>
          </draw:text-box>
        </draw:frame>
        <draw:frame draw:style-name="gr6" draw:layer="layout" svg:width="1.269cm" svg:height="0.317cm" svg:x="11.16cm" svg:y="5.128cm">
          <draw:text-box>
            <text:p>нет</text:p>
          </draw:text-box>
        </draw:frame>
        <draw:connector draw:style-name="gr20" draw:text-style-name="P5" draw:layer="layout" draw:type="line" svg:x1="12.204cm" svg:y1="2.283cm" svg:x2="12.203cm" svg:y2="3.222cm" draw:start-shape="id44" draw:start-glue-point="8" draw:end-shape="id45" draw:end-glue-point="4" svg:d="M12204 2283l-1 939" svg:viewBox="0 0 2 940">
          <text:p/>
        </draw:connector>
        <draw:connector draw:style-name="gr37" draw:text-style-name="P5" draw:layer="layout" draw:type="line" svg:x1="12.203cm" svg:y1="5.087cm" svg:x2="12.203cm" svg:y2="6.417cm" draw:start-shape="id45" draw:start-glue-point="6" draw:end-shape="id29" draw:end-glue-point="4" svg:d="M12203 5087v1330" svg:viewBox="0 0 1 1331">
          <text:p/>
        </draw:connector>
        <draw:connector draw:style-name="gr38" draw:text-style-name="P5" draw:layer="layout" draw:type="line" svg:x1="9.663cm" svg:y1="4.155cm" svg:x2="8.816cm" svg:y2="4.162cm" draw:start-shape="id45" draw:start-glue-point="5" svg:d="M9663 4155l-847 7" svg:viewBox="0 0 848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9T15:13:16.119000000</dc:date>
    <meta:editing-duration>PT8H49M17S</meta:editing-duration>
    <meta:editing-cycles>85</meta:editing-cycles>
    <meta:document-statistic meta:object-count="103"/>
  </office:meta>
</office:document-meta>
</file>